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7.392cm"/>
    </style:style>
    <style:style style:name="co11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C +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office:value-type="string" calcext:value-type="string">
            <text:p>T2</text:p>
          </table:table-cell>
          <table:table-cell table:style-name="ce98" office:value-type="string" calcext:value-type="string">
            <text:p>0, B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isc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0, BAL + 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fetch AD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0, BAL + X +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fetch AD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90"/>
        <table:table-column table:style-name="co10" table:default-cell-style-name="ce86"/>
        <table:table-column table:style-name="co11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1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00-00-00</text:date>, <text:time style:data-style-name="N2" text:time-value="09:12:42.2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9T10:25:35.732000000</dc:date>
    <meta:editing-duration>P3DT9H31M22S</meta:editing-duration>
    <meta:editing-cycles>314</meta:editing-cycles>
    <meta:generator>LibreOffice/7.1.2.2$Windows_X86_64 LibreOffice_project/8a45595d069ef5570103caea1b71cc9d82b2aae4</meta:generator>
    <meta:document-statistic meta:table-count="3" meta:cell-count="2691" meta:object-count="0"/>
  </office:meta>
</office:document-meta>
</file>